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000000" fo:font-size="12pt" style:font-size-asian="12pt" style:font-size-complex="12pt"/>
    </style:style>
    <style:style style:name="P4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2" draw:id="id16" draw:layer="layout" svg:width="4.5cm" svg:height="1cm" svg:x="1.5cm" svg:y="1cm">
          <text:p text:style-name="P1"><text:span text:style-name="T1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1" draw:layer="layout" svg:width="5.5cm" svg:height="2cm" svg:x="1cm" svg:y="3.2cm">
          <text:p text:style-name="P1"><text:span text:style-name="T1">ビルドするパッケージの</text:span></text:p>
          <text:p text:style-name="P1"><text:span text:style-name="T1">依存関係は解決しているか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id="id10" draw:layer="layout" svg:width="5.5cm" svg:height="1cm" svg:x="14.6cm" svg:y="19.3cm">
          <text:p text:style-name="P1"><text:span text:style-name="T1">Instal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9" draw:layer="layout" svg:width="5.5cm" svg:height="1cm" svg:x="14.6cm" svg:y="17.5cm">
          <text:p text:style-name="P1"><text:span text:style-name="T1">Uploa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4" draw:layer="layout" svg:width="5.5cm" svg:height="1cm" svg:x="1cm" svg:y="8.4cm">
          <text:p text:style-name="P1"><text:span text:style-name="T1">Buil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6" draw:layer="layout" svg:width="5.5cm" svg:height="1cm" svg:x="1cm" svg:y="12.9cm">
          <text:p text:style-name="P1"><text:span text:style-name="T1">Buil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5" draw:layer="layout" svg:width="5.5cm" svg:height="1cm" svg:x="14.5cm" svg:y="10.3cm">
          <text:p text:style-name="P1"><text:span text:style-name="T1">Failed</text:span></text:p>
          <text:p text:style-name="P1"><text:span text:style-name="T1">(</text:span><text:span text:style-name="T1">ビルドエラー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5.5cm" svg:height="1cm" svg:x="8cm" svg:y="3.6cm">
          <text:p text:style-name="P1"><text:span text:style-name="T1">BD-Uninstall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4" draw:layer="layout" svg:width="5.5cm" svg:height="1cm" svg:x="14.5cm" svg:y="8.5cm">
          <text:p text:style-name="P1"><text:span text:style-name="T1">Not-For-US</text:span></text:p>
          <text:p text:style-name="P1"><text:span text:style-name="T1">(</text:span><text:span text:style-name="T1">特定のアーキテクチャ依存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3" draw:layer="layout" svg:width="5.5cm" svg:height="1cm" svg:x="14.5cm" svg:y="12.5cm">
          <text:p text:style-name="P1"><text:span text:style-name="T1">Dep-Wait</text:span></text:p>
          <text:p text:style-name="P1"><text:span text:style-name="T1">(</text:span><text:span text:style-name="T1">依存関係の問題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5cm" svg:y1="4.199cm" svg:x2="8cm" svg:y2="4.099cm" draw:start-shape="id1" draw:start-glue-point="7" draw:end-shape="id2" draw:end-glue-point="5" svg:d="m6500 4199 1500-100">
          <text:p/>
        </draw:connector>
        <draw:connector draw:style-name="gr3" draw:text-style-name="P1" draw:layer="layout" draw:type="line" svg:x1="3.749cm" svg:y1="5.2cm" svg:x2="3.749cm" svg:y2="6.1cm" draw:start-shape="id1" draw:start-glue-point="6" draw:end-shape="id3" draw:end-glue-point="4" svg:d="m3749 5200v900">
          <text:p/>
        </draw:connector>
        <draw:custom-shape draw:style-name="gr1" draw:text-style-name="P2" draw:id="id8" draw:layer="layout" svg:width="5.5cm" svg:height="1.5cm" svg:x="7.5cm" svg:y="14.9cm">
          <text:p text:style-name="P1"><text:span text:style-name="T1">ビルドに成功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3.749cm" svg:y1="9.4cm" svg:x2="3.75cm" svg:y2="10.4cm" draw:start-shape="id4" draw:start-glue-point="6" draw:end-shape="id5" draw:end-glue-point="0" svg:d="m3749 9400 1 1000">
          <text:p/>
        </draw:connector>
        <draw:custom-shape draw:style-name="gr1" draw:text-style-name="P2" draw:id="id5" draw:layer="layout" svg:width="5.5cm" svg:height="1.5cm" svg:x="1cm" svg:y="10.4cm">
          <text:p text:style-name="P1"><text:span text:style-name="T1">porter</text:span><text:span text:style-name="T1">に結果を送信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draw:id="id7" draw:layer="layout" svg:width="5.5cm" svg:height="1.5cm" svg:x="1cm" svg:y="14.9cm">
          <text:p text:style-name="P1"><text:span text:style-name="T1">porter</text:span><text:span text:style-name="T1">からメールを受信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3.75cm" svg:y1="11.9cm" svg:x2="3.749cm" svg:y2="12.9cm" draw:start-shape="id5" draw:start-glue-point="2" draw:end-shape="id6" draw:end-glue-point="4" svg:d="m3750 11900-1 1000">
          <text:p/>
        </draw:connector>
        <draw:connector draw:style-name="gr3" draw:text-style-name="P1" draw:layer="layout" draw:type="line" svg:x1="6.5cm" svg:y1="15.65cm" svg:x2="7.5cm" svg:y2="15.649cm" draw:start-shape="id7" draw:start-glue-point="1" draw:end-shape="id8" draw:end-glue-point="5" svg:d="m6500 15650 1000-1">
          <text:p/>
        </draw:connector>
        <draw:connector draw:style-name="gr3" draw:text-style-name="P1" draw:layer="layout" draw:type="line" svg:x1="3.749cm" svg:y1="13.9cm" svg:x2="3.75cm" svg:y2="14.9cm" draw:start-shape="id6" draw:start-glue-point="6" draw:end-shape="id7" draw:end-glue-point="0" svg:d="m3749 13900 1 1000">
          <text:p/>
        </draw:connector>
        <draw:connector draw:style-name="gr3" draw:text-style-name="P1" draw:layer="layout" draw:type="line" svg:x1="17.349cm" svg:y1="18.5cm" svg:x2="17.35cm" svg:y2="19.3cm" draw:start-shape="id9" draw:start-glue-point="6" draw:end-shape="id10" svg:d="m17349 18500 1 800">
          <text:p/>
        </draw:connector>
        <draw:custom-shape draw:style-name="gr1" draw:text-style-name="P2" draw:id="id11" draw:layer="layout" svg:width="5.5cm" svg:height="1.5cm" svg:x="7.5cm" svg:y="9.1cm">
          <text:p text:style-name="P1"><text:span text:style-name="T1">理由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0.25cm" svg:y1="14.9cm" svg:x2="10.249cm" svg:y2="10.6cm" draw:start-shape="id8" draw:end-shape="id11" draw:end-glue-point="6" svg:d="m10250 14900-1-4300">
          <text:p/>
        </draw:connector>
        <draw:connector draw:style-name="gr3" draw:text-style-name="P1" draw:layer="layout" draw:type="line" svg:x1="13cm" svg:y1="15.65cm" svg:x2="14.6cm" svg:y2="15.65cm" draw:start-shape="id8" draw:end-shape="id12" svg:d="m13000 15650h1600">
          <text:p/>
        </draw:connector>
        <draw:connector draw:style-name="gr3" draw:text-style-name="P1" draw:layer="layout" draw:type="line" svg:x1="13cm" svg:y1="9.849cm" svg:x2="14.5cm" svg:y2="12.999cm" draw:start-shape="id11" draw:start-glue-point="7" draw:end-shape="id13" draw:end-glue-point="5" svg:d="m13000 9849 1500 3150">
          <text:p/>
        </draw:connector>
        <draw:connector draw:style-name="gr3" draw:text-style-name="P1" draw:layer="layout" draw:type="line" svg:x1="13cm" svg:y1="9.849cm" svg:x2="14.5cm" svg:y2="8.999cm" draw:start-shape="id11" draw:start-glue-point="7" draw:end-shape="id14" draw:end-glue-point="5" svg:d="m13000 9849 1500-850">
          <text:p/>
        </draw:connector>
        <draw:connector draw:style-name="gr3" draw:text-style-name="P1" draw:layer="layout" draw:type="line" svg:x1="13cm" svg:y1="9.849cm" svg:x2="14.5cm" svg:y2="10.799cm" draw:start-shape="id11" draw:start-glue-point="7" draw:end-shape="id15" draw:end-glue-point="5" svg:d="m13000 9849 1500 950">
          <text:p/>
        </draw:connector>
        <draw:connector draw:style-name="gr3" draw:text-style-name="P1" draw:layer="layout" draw:type="line" svg:x1="3.749cm" svg:y1="2cm" svg:x2="3.749cm" svg:y2="3.2cm" draw:start-shape="id16" draw:start-glue-point="6" draw:end-shape="id1" draw:end-glue-point="4" svg:d="m3749 2000v1200">
          <text:p/>
        </draw:connector>
        <draw:custom-shape draw:style-name="gr1" draw:text-style-name="P2" draw:id="id12" draw:layer="layout" svg:width="5.5cm" svg:height="1.3cm" svg:x="14.6cm" svg:y="15cm">
          <text:p text:style-name="P1"><text:span text:style-name="T1">incoming</text:span><text:span text:style-name="T1">にアップロード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17.35cm" svg:y1="16.3cm" svg:x2="17.349cm" svg:y2="17.5cm" draw:start-shape="id12" draw:start-glue-point="2" draw:end-shape="id9" draw:end-glue-point="4" svg:d="m17350 16300-1 1200">
          <text:p/>
        </draw:connector>
        <draw:custom-shape draw:style-name="gr2" draw:text-style-name="P2" draw:id="id3" draw:layer="layout" svg:width="5.5cm" svg:height="1cm" svg:x="1cm" svg:y="6.1cm">
          <text:p text:style-name="P1"><text:span text:style-name="T1">Need-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3.749cm" svg:y1="7.1cm" svg:x2="3.749cm" svg:y2="8.4cm" draw:start-shape="id3" draw:start-glue-point="6" draw:end-shape="id4" draw:end-glue-point="4" svg:d="m3749 7100v1300">
          <text:p/>
        </draw:connector>
        <draw:connector draw:style-name="gr3" draw:text-style-name="P1" draw:layer="layout" draw:line-skew="2.499cm" svg:x1="20cm" svg:y1="10.799cm" svg:x2="6cm" svg:y2="1.499cm" draw:start-shape="id15" draw:start-glue-point="7" draw:end-shape="id16" draw:end-glue-point="7" svg:d="m20000 10799h3000v-9300h-17000">
          <text:p/>
        </draw:connector>
        <draw:connector draw:style-name="gr3" draw:text-style-name="P1" draw:layer="layout" draw:line-skew="2.399cm" svg:x1="20.1cm" svg:y1="19.799cm" svg:x2="6cm" svg:y2="1.499cm" draw:start-shape="id10" draw:start-glue-point="7" draw:end-shape="id16" draw:end-glue-point="7" svg:d="m20100 19799h2900v-18300h-17000">
          <text:p/>
        </draw:connector>
        <draw:connector draw:style-name="gr3" draw:text-style-name="P1" draw:layer="layout" draw:line-skew="0.999cm" svg:x1="20cm" svg:y1="12.999cm" svg:x2="6cm" svg:y2="1.499cm" draw:start-shape="id13" draw:start-glue-point="7" draw:end-shape="id16" draw:end-glue-point="7" svg:d="m20000 12999h1500v-11500h-15500">
          <text:p/>
        </draw:connector>
        <draw:frame draw:style-name="gr4" draw:text-style-name="P3" draw:layer="layout" svg:width="3.465cm" svg:height="0.793cm" svg:x="19.535cm" svg:y="4.5cm">
          <draw:text-box>
            <text:p><text:span text:style-name="T2">依存関係の解決</text:span></text:p>
          </draw:text-box>
        </draw:frame>
        <draw:frame draw:style-name="gr4" draw:text-style-name="P4" draw:layer="layout" svg:width="3.889cm" svg:height="1.335cm" svg:x="21.135cm" svg:y="15.707cm">
          <draw:text-box>
            <text:p text:style-name="P1"><text:span text:style-name="T2">新しいバージョン</text:span></text:p>
            <text:p text:style-name="P1"><text:span text:style-name="T2">パッケージ</text:span></text:p>
          </draw:text-box>
        </draw:frame>
        <draw:frame draw:style-name="gr4" draw:text-style-name="P3" draw:layer="layout" svg:width="3.465cm" svg:height="0.793cm" svg:x="14.035cm" svg:y="2.6cm">
          <draw:text-box>
            <text:p><text:span text:style-name="T2">依存関係の解決</text:span></text:p>
          </draw:text-box>
        </draw:frame>
        <draw:frame draw:style-name="gr4" draw:text-style-name="P3" draw:layer="layout" svg:width="1.349cm" svg:height="0.793cm" svg:x="8.651cm" svg:y="14.1cm">
          <draw:text-box>
            <text:p><text:span text:style-name="T2">失敗</text:span></text:p>
          </draw:text-box>
        </draw:frame>
        <draw:frame draw:style-name="gr4" draw:text-style-name="P3" draw:layer="layout" svg:width="1.349cm" svg:height="0.793cm" svg:x="12.501cm" svg:y="15.908cm">
          <draw:text-box>
            <text:p><text:span text:style-name="T2">成功</text:span></text:p>
          </draw:text-box>
        </draw:frame>
        <draw:frame draw:style-name="gr4" draw:text-style-name="P3" draw:layer="layout" svg:width="1.349cm" svg:height="0.793cm" svg:x="4.151cm" svg:y="5.1cm">
          <draw:text-box>
            <text:p><text:span text:style-name="T2">はい</text:span></text:p>
          </draw:text-box>
        </draw:frame>
        <draw:frame draw:style-name="gr4" draw:text-style-name="P3" draw:layer="layout" svg:width="1.772cm" svg:height="0.793cm" svg:x="6cm" svg:y="2.807cm">
          <draw:text-box>
            <text:p><text:span text:style-name="T2">いいえ</text:span></text:p>
          </draw:text-box>
        </draw:frame>
        <draw:custom-shape draw:style-name="gr2" draw:text-style-name="P2" draw:id="id17" draw:layer="layout" svg:width="5.5cm" svg:height="1cm" svg:x="14.5cm" svg:y="6.5cm">
          <text:p text:style-name="P1"><text:span text:style-name="T1">give-back</text:span></text:p>
          <text:p text:style-name="P1"><text:span text:style-name="T1">（リトライ）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cm" svg:y1="9.849cm" svg:x2="14.5cm" svg:y2="6.999cm" draw:start-shape="id11" draw:start-glue-point="7" draw:end-shape="id17" draw:end-glue-point="5" svg:d="m13000 9849 1500-2850">
          <text:p/>
        </draw:connector>
        <draw:connector draw:style-name="gr3" draw:text-style-name="P1" draw:layer="layout" draw:type="line" svg:x1="14.5cm" svg:y1="6.999cm" svg:x2="6.5cm" svg:y2="8.899cm" draw:start-shape="id17" draw:start-glue-point="5" draw:end-shape="id4" draw:end-glue-point="7" svg:d="m14500 6999-8000 1900">
          <text:p/>
        </draw:connector>
        <draw:connector draw:style-name="gr3" draw:text-style-name="P1" draw:layer="layout" draw:line-skew="1.499cm" svg:x1="13.5cm" svg:y1="4.099cm" svg:x2="6cm" svg:y2="1.499cm" draw:start-shape="id2" draw:start-glue-point="7" draw:end-shape="id16" draw:end-glue-point="7" svg:d="m13500 4099h2000v-2600h-9500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9T15:09:23</meta:creation-date>
    <meta:editing-duration>PT01H33M26S</meta:editing-duration>
    <meta:editing-cycles>5</meta:editing-cycles>
    <dc:date>2009-11-12T16:25:06</dc:date>
    <meta:generator>OpenOffice.org/3.0$Unix OpenOffice.org_project/300m15$Build-9379</meta:generator>
    <meta:document-statistic meta:object-count="68"/>
    <meta:user-defined meta:name="情報 1"/>
    <meta:user-defined meta:name="情報 2"/>
    <meta:user-defined meta:name="情報 3"/>
    <meta:user-defined meta:name="情報 4"/>
  </office:meta>
</office:document-meta>
</file>